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37570" officeooo:paragraph-rsid="00037570"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3451b" style:font-name-asian="Garamond1" style:font-size-asian="12pt" style:font-name-complex="Garamond1" style:font-size-complex="12pt"/>
    </style:style>
    <style:style style:name="T5" style:family="text">
      <style:text-properties style:font-name="Garamond" fo:font-size="12pt" officeooo:rsid="00037570"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tutorials_controll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
      <text:list xml:id="list1352175082829022862"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656918901212"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2656137255463"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6:55.04613260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5" meta:non-whitespace-character-count="2162"/>
  </office:meta>
</office:document-meta>
</file>